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c720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c72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فِطَارۣ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3573_2311316115"/><text:span text:style-name="T3"> </text:span><text:span text:style-name="T2">إِذَا </text:span><text:span text:style-name="T5">۰</text:span><text:span text:style-name="T2">لسَّمَآءُ èنفَطَرَتْ </text:span><text:span text:style-name="T3">(1)</text:span><text:span text:style-name="T2"> وَإِذَا </text:span><text:span text:style-name="T5">۰</text:span><text:span text:style-name="T2">لْكَوَاكِبُ èنتَثَرَتْ </text:span><text:span text:style-name="T3">(2)</text:span><text:span text:style-name="T2"> وَإِذَا </text:span><text:span text:style-name="T5">۰</text:span><text:span text:style-name="T2">ڤْبِحَارُ فُجِّرَتْ </text:span><text:span text:style-name="T3">(3)</text:span><text:span text:style-name="T2"> وَإِذَا </text:span><text:span text:style-name="T5">۰</text:span><text:span text:style-name="T2">لْقُبُورُ بُعْثِرَتْ </text:span><text:span text:style-name="T3">(4)</text:span><text:span text:style-name="T2"> عَلِمَتْ نَفْــسٌ مَّا قَدَّمَتْ وَأَخَّرَتْؐ </text:span><text:span text:style-name="T3">(5)</text:span><text:span text:style-name="T2"> يَـٰٓأَيُّهَا </text:span><text:span text:style-name="T5">۰</text:span><text:span text:style-name="T2">لِانسَـٰــنُ مَا غَرَّكككَ بِرَبِّــكَ </text:span><text:span text:style-name="T5">۰</text:span><text:span text:style-name="T2">لْكَرۣيمِ </text:span><text:span text:style-name="T3">(6)</text:span><text:span text:style-name="T2"> </text:span><text:span text:style-name="T5">۱ﻟ﮲</text:span><text:span text:style-name="T2"> خَلَقَــكَ فَسَوّۭيٰــكَ فَعَدَّلَــكَ </text:span><text:span text:style-name="T3">(7)</text:span><text:span text:style-name="T2"> فِىٓ أَيِّ صُورَةٍ مَّا شَآءَ رَكَّبَــكَؐ </text:span><text:span text:style-name="T3">(8)</text:span><text:span text:style-name="T2"> كَلاَّ بَــلْ تُكَذِّبُونَ بِالدِّينِ </text:span><text:span text:style-name="T3">(9)</text:span><text:span text:style-name="T2"> وَإِنَّ عَلَيْكُمْ لَحَـٰفِظِينَ </text:span><text:span text:style-name="T3">(10)</text:span><text:span text:style-name="T2"> كِرَاماً كَـٰتِبِينَ </text:span><text:span text:style-name="T3">(11)</text:span><text:span text:style-name="T2"> يَعْلَمُونَ مَا تَفْعَلُونَؐ </text:span><text:span text:style-name="T3">(12)</text:span><text:span text:style-name="T2"> إِنَّ </text:span><text:span text:style-name="T5">۰</text:span><text:span text:style-name="T2">لاَبْرَارَ لَفِى نَعِيمٍؐ </text:span><text:span text:style-name="T3">(13)</text:span><text:span text:style-name="T2"> وَإِنَّ </text:span><text:span text:style-name="T5">۰</text:span><text:span text:style-name="T2">ڤْفُجَّارَ لَفِى جَحِيمٍ </text:span><text:span text:style-name="T3">(14)</text:span><text:span text:style-name="T2"> يَصْلَوْنَهَا يَوْمَ </text:span><text:span text:style-name="T5">۰</text:span><text:span text:style-name="T2">لدِّينِ </text:span><text:span text:style-name="T3">(15)</text:span><text:span text:style-name="T2"> وَمَا هُمْ عَنْهَا بِغَآئِبِينَؐ </text:span><text:span text:style-name="T3">(16)</text:span><text:span text:style-name="T2"> وَمَآ أَدْرۭيٰــكَ مَا يَوْمُ </text:span><text:span text:style-name="T5">۴</text:span><text:span text:style-name="T2">لدِّينِ </text:span><text:span text:style-name="T3">(17)</text:span><text:span text:style-name="T2"> ثُمَّ مَآ أَدْرۭيٰــكَ مَا يَوْمُ </text:span><text:span text:style-name="T5">۴</text:span><text:span text:style-name="T2">لدِّينِؐ </text:span><text:span text:style-name="T3">(18)</text:span><text:span text:style-name="T2"> يَوْمَ لاَ تَمْلِــكُ نَفْسٌ لِّنَفْـسٍ شَيْـٔاًؐ وَالاَمْرُ يَوْمَئِذٍ لِّلهِؐ </text:span><text:span text:style-name="T3">(19)</text:span><text:bookmark-end text:name="__DdeLink__3573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5:14.984549259</meta:creation-date>
    <dc:date>2025-03-06T08:34:47.544794265</dc:date>
    <meta:editing-duration>PT21M50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06" meta:character-count="563" meta:non-whitespace-character-count="459"/>
  </office:meta>
</office:document-meta>
</file>